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2ed1" officeooo:paragraph-rsid="001a2ed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3e9c" officeooo:paragraph-rsid="00173e9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f140" officeooo:paragraph-rsid="001cf14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1c6c24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  <style:style style:name="T5" style:family="text">
      <style:text-properties officeooo:rsid="001e3266"/>
    </style:style>
    <style:style style:name="T6" style:family="text">
      <style:text-properties officeooo:rsid="001f3b84"/>
    </style:style>
    <style:style style:name="T7" style:family="text">
      <style:text-properties fo:font-size="14pt" officeooo:rsid="001c6c24" style:font-size-asian="14pt" style:font-size-complex="14pt"/>
    </style:style>
    <style:style style:name="T8" style:family="text">
      <style:text-properties fo:font-size="14pt" officeooo:rsid="001cb58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6">7</text:span>, <text:span text:style-name="T4">Ubuntu 20</text:span>, <text:span text:style-name="T1">pdflatex 3, </text:span><text:span text:style-name="T2">pdftk 3, </text:span><text:span text:style-name="T3">pdfjam 3</text:span></text:p>
      <text:p text:style-name="P5">Ảnh bìa: https://publicdomainvectors.org/download.php?file=Deer-2-.svg</text:p>
      <text:p text:style-name="P8"><text:span text:style-name="T7">Nguồn: https://github.com/dhoangtu/thanh</text:span><text:span text:style-name="T8">vinhdapca-lmgbtranthanhcao</text:span></text:p>
      <text:p text:style-name="P7">Phông chữ: Liberation Serif</text:p>
      <text:p text:style-name="P6">Hoàn thành tháng 7/2021 <text:span text:style-name="T5">tại Gx. Đồng Tiến, Gp. Sài Gò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6-27T11:24:29.061000000</dc:date>
    <meta:editing-duration>PT8H27M12S</meta:editing-duration>
    <meta:editing-cycles>19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41" meta:character-count="337" meta:non-whitespace-character-count="302"/>
  </office:meta>
</office:document-meta>
</file>